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5.97pt" svg:y="156.44pt">
            <loext:p draw:notify-on-update-of-ranges="Sheet1.F9:Sheet1.F9 Sheet1.F10:Sheet1.F12 Sheet1.G9:Sheet1.G9 Sheet1.G10:Sheet1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sigma1 </text:p>
          </table:table-cell>
          <table:table-cell office:value-type="string" calcext:value-type="string">
            <text:p>Sigma 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Final_frequ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2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3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4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5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6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7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8</text:p>
          </table:table-cell>
          <table:table-cell office:value-type="float" office:value="0.65" calcext:value-type="float">
            <text:p>0.6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turbedBar19</text:p>
          </table:table-cell>
          <table:table-cell office:value-type="float" office:value="0.65" calcext:value-type="float">
            <text:p>0.6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08" calcext:value-type="float">
            <text:p>0.0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epeated test (worthless)</text:p>
          </table:table-cell>
          <table:table-cell office:value-type="string" calcext:value-type="string">
            <text:p>PerturbedBar20</text:p>
          </table:table-cell>
          <table:table-cell office:value-type="float" office:value="0.65" calcext:value-type="float">
            <text:p>0.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8" calcext:value-type="float">
            <text:p>0.00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9:00:11.000875867</meta:creation-date>
    <dc:date>2018-03-09T19:47:45.822882610</dc:date>
    <meta:editing-duration>PT27M14S</meta:editing-duration>
    <meta:editing-cycles>3</meta:editing-cycles>
    <meta:generator>LibreOffice/5.1.6.2$Linux_X86_64 LibreOffice_project/1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4.201cm" style:legend-expansion="high" chart:style-name="ch2"/>
        <chart:plot-area chart:style-name="ch3" table:cell-range-address="Sheet1.F9:Sheet1.G12" chart:data-source-has-labels="row" svg:x="1.331cm" svg:y="0.18cm" svg:width="10.571cm" svg:height="7.659cm">
          <chartooo:coordinate-region svg:x="1.94cm" svg:y="0.379cm" svg:width="9.432cm" svg:height="6.813cm"/>
          <chart:axis chart:dimension="x" chart:name="primary-x" chart:style-name="ch4">
            <chart:title svg:x="6.241cm" svg:y="8.019cm" chart:style-name="ch5">
              <text:p>beta</text:p>
            </chart:title>
          </chart:axis>
          <chart:axis chart:dimension="y" chart:name="primary-y" chart:style-name="ch4">
            <chart:title svg:x="0.451cm" svg:y="4.834cm" chart:style-name="ch6">
              <text:p>Frequency</text:p>
            </chart:title>
            <chart:grid chart:style-name="ch7" chart:class="major"/>
          </chart:axis>
          <chart:series chart:style-name="ch8" chart:values-cell-range-address="Sheet1.G10:Sheet1.G12" chart:label-cell-address="Sheet1.G9:Sheet1.G9" chart:class="chart:scatter">
            <chart:domain table:cell-range-address="Sheet1.F10:Sheet1.F1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al_frequency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">
                <text:p>0.0008</text:p>
                <draw:g>
                  <svg:desc>Sheet1.F10:Sheet1.F12</svg:desc>
                </draw:g>
              </table:table-cell>
              <table:table-cell office:value-type="float" office:value="8">
                <text:p>8</text:p>
                <draw:g>
                  <svg:desc>Sheet1.G10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">
                <text:p>0.0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">
                <text:p>0.000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